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VIErrorList.contains( String ite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SVIErrorList.item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VIErrorList.PSVIErrorList( String [ ] array , boolean ev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VIErrorList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